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687cm" table:align="margins"/>
    </style:style>
    <style:style style:name="Tabela1.A" style:family="table-column">
      <style:table-column-properties style:column-width="2.812cm" style:rel-column-width="1594*"/>
    </style:style>
    <style:style style:name="Tabela1.B" style:family="table-column">
      <style:table-column-properties style:column-width="2.29cm" style:rel-column-width="1298*"/>
    </style:style>
    <style:style style:name="Tabela1.C" style:family="table-column">
      <style:table-column-properties style:column-width="1.988cm" style:rel-column-width="1127*"/>
    </style:style>
    <style:style style:name="Tabela1.D" style:family="table-column">
      <style:table-column-properties style:column-width="2.424cm" style:rel-column-width="1374*"/>
    </style:style>
    <style:style style:name="Tabela1.E" style:family="table-column">
      <style:table-column-properties style:column-width="2.397cm" style:rel-column-width="1359*"/>
    </style:style>
    <style:style style:name="Tabela1.F" style:family="table-column">
      <style:table-column-properties style:column-width="3.595cm" style:rel-column-width="2038*"/>
    </style:style>
    <style:style style:name="Tabela1.G" style:family="table-column">
      <style:table-column-properties style:column-width="4.182cm" style:rel-column-width="2371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764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font-weight="bold" officeooo:rsid="0005a77b" officeooo:paragraph-rsid="0005a77b" style:font-size-asian="17.5pt" style:font-weight-asian="bold" style:font-size-complex="20pt" style:font-weight-complex="bold"/>
    </style:style>
    <style:style style:name="P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size="12pt" fo:font-weight="normal" officeooo:rsid="00068869" officeooo:paragraph-rsid="00068869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size="12pt" fo:font-weight="normal" officeooo:rsid="0007ae68" officeooo:paragraph-rsid="0007ae68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09abdf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" fo:font-size="20pt" fo:font-weight="bold" officeooo:rsid="0005a77b" officeooo:paragraph-rsid="00068869" style:font-size-asian="17.5pt" style:font-weight-asian="bold" style:font-size-complex="2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20pt" fo:font-weight="bold" officeooo:rsid="0005a77b" officeooo:paragraph-rsid="00068869" style:font-size-asian="17.5pt" style:font-weight-asian="bold" style:font-size-complex="2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paragraph-rsid="0005a77b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05a77b" officeooo:paragraph-rsid="0005a77b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068869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officeooo:rsid="00068869" officeooo:paragraph-rsid="00068869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officeooo:rsid="00068869" officeooo:paragraph-rsid="00068869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officeooo:rsid="00068869" officeooo:paragraph-rsid="00068869" style:font-size-asian="14pt" style:font-style-asian="italic" style:font-size-complex="14pt" style:font-style-complex="italic"/>
    </style:style>
    <style:style style:name="T1" style:family="text">
      <style:text-properties officeooo:rsid="0005a77b"/>
    </style:style>
    <style:style style:name="T2" style:family="text">
      <style:text-properties officeooo:rsid="00068869"/>
    </style:style>
    <style:style style:name="T3" style:family="text">
      <style:text-properties officeooo:rsid="0009abdf"/>
    </style:style>
    <style:style style:name="T4" style:family="text">
      <style:text-properties style:font-name="Arial" fo:font-size="12pt" fo:font-weight="normal" officeooo:rsid="0009abdf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table:number-rows-spanned="2" table:number-columns-spanned="2" office:value-type="string">
            <text:p text:style-name="P8"><text:span text:style-name="T1">Colisões</text:span></text:p>
          </table:table-cell>
          <table:covered-table-cell/>
          <table:table-cell table:style-name="Tabela1.C1" table:number-columns-spanned="5" office:value-type="string">
            <text:p text:style-name="P12">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13">100</text:p>
          </table:table-cell>
          <table:table-cell table:style-name="Tabela1.D5" office:value-type="string">
            <text:p text:style-name="P13">1000</text:p>
          </table:table-cell>
          <table:table-cell table:style-name="Tabela1.E2" office:value-type="string">
            <text:p text:style-name="P13">10000</text:p>
          </table:table-cell>
          <table:table-cell table:style-name="Tabela1.F5" office:value-type="string">
            <text:p text:style-name="P13">100000</text:p>
          </table:table-cell>
          <table:table-cell table:style-name="Tabela1.G2" office:value-type="string">
            <text:p text:style-name="P13">1000000</text:p>
          </table:table-cell>
        </table:table-row>
        <table:table-row>
          <table:table-cell table:style-name="Tabela1.A3" table:number-rows-spanned="3" office:value-type="string">
            <text:p text:style-name="P9">Função de Sondagem</text:p>
          </table:table-cell>
          <table:table-cell table:style-name="Tabela1.B5" office:value-type="string">
            <text:p text:style-name="P11">Linear</text:p>
          </table:table-cell>
          <table:table-cell table:style-name="Tabela1.C3" office:value-type="string">
            <text:p text:style-name="P11">716</text:p>
          </table:table-cell>
          <table:table-cell table:style-name="Tabela1.D5" office:value-type="string">
            <text:p text:style-name="P11">57.610</text:p>
          </table:table-cell>
          <table:table-cell table:style-name="Tabela1.E3" office:value-type="string">
            <text:p text:style-name="P7">2<text:span text:style-name="T2">.</text:span>915<text:span text:style-name="T2">.</text:span>577</text:p>
          </table:table-cell>
          <table:table-cell table:style-name="Tabela1.F5" office:value-type="string">
            <text:p text:style-name="P7">9<text:span text:style-name="T2">.</text:span>194<text:span text:style-name="T2">.</text:span>041</text:p>
          </table:table-cell>
          <table:table-cell table:style-name="Tabela1.G3" office:value-type="string">
            <text:p text:style-name="P7">10<text:span text:style-name="T2">.</text:span>092<text:span text:style-name="T2">.</text:span>432</text:p>
          </table:table-cell>
        </table:table-row>
        <table:table-row>
          <table:covered-table-cell/>
          <table:table-cell table:style-name="Tabela1.B5" office:value-type="string">
            <text:p text:style-name="P10">Quadrático</text:p>
          </table:table-cell>
          <table:table-cell table:style-name="Tabela1.C4" office:value-type="string">
            <text:p text:style-name="P11">673</text:p>
          </table:table-cell>
          <table:table-cell table:style-name="Tabela1.D5" office:value-type="string">
            <text:p text:style-name="P11">50.024</text:p>
          </table:table-cell>
          <table:table-cell table:style-name="Tabela1.E4" office:value-type="string">
            <text:p text:style-name="P7">2<text:span text:style-name="T2">.</text:span>530<text:span text:style-name="T2">.</text:span>032</text:p>
          </table:table-cell>
          <table:table-cell table:style-name="Tabela1.F5" office:value-type="string">
            <text:p text:style-name="P7">7<text:span text:style-name="T2">.</text:span>033<text:span text:style-name="T2">.</text:span>118</text:p>
          </table:table-cell>
          <table:table-cell table:style-name="Tabela1.G4" office:value-type="string">
            <text:p text:style-name="P7">7<text:span text:style-name="T2">.</text:span>931<text:span text:style-name="T2">.</text:span>509</text:p>
          </table:table-cell>
        </table:table-row>
        <table:table-row table:style-name="Tabela1.5">
          <table:covered-table-cell/>
          <table:table-cell table:style-name="Tabela1.B5" office:value-type="string">
            <text:p text:style-name="P11">Duplo</text:p>
          </table:table-cell>
          <table:table-cell table:style-name="Tabela1.C5" office:value-type="string">
            <text:p text:style-name="P11">630</text:p>
          </table:table-cell>
          <table:table-cell table:style-name="Tabela1.D5" office:value-type="string">
            <text:p text:style-name="P11">45.058</text:p>
          </table:table-cell>
          <table:table-cell table:style-name="Tabela1.E5" office:value-type="string">
            <text:p text:style-name="P7">2<text:span text:style-name="T2">.</text:span>326<text:span text:style-name="T2">.</text:span>327</text:p>
          </table:table-cell>
          <table:table-cell table:style-name="Tabela1.F5" office:value-type="string">
            <text:p text:style-name="P7">5<text:span text:style-name="T2">.</text:span>233<text:span text:style-name="T2">.</text:span>409</text:p>
          </table:table-cell>
          <table:table-cell table:style-name="Tabela1.G5" office:value-type="string">
            <text:p text:style-name="P7">6<text:span text:style-name="T2">.</text:span>131<text:span text:style-name="T2">.</text:span>800</text:p>
          </table:table-cell>
        </table:table-row>
      </table:table>
      <text:p text:style-name="P5"/>
      <text:p text:style-name="P6"/>
      <text:p text:style-name="P6"><text:span text:style-name="T2">7</text:span>)</text:p>
      <text:list xml:id="list2959203615" text:style-name="L2">
        <text:list-item>
          <text:p text:style-name="P2">Sim, a sondagem de Hash Duplo.</text:p>
        </text:list-item>
        <text:list-item>
          <text:p text:style-name="P3">Aumentam bastante; que iria aumentar ; iria aumentar.</text:p>
        </text:list-item>
        <text:list-item>
          <text:p text:style-name="P4"><text:span text:style-name="T4">Que a hash linear sempre é a mais cara para busc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61cm" fo:margin-right="0.75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30T14:32:53.631000000</meta:creation-date>
    <dc:date>2020-09-30T16:25:30.406000000</dc:date>
    <meta:editing-duration>PT11M11S</meta:editing-duration>
    <meta:editing-cycles>1</meta:editing-cycles>
    <meta:document-statistic meta:table-count="1" meta:image-count="0" meta:object-count="0" meta:page-count="1" meta:paragraph-count="31" meta:word-count="58" meta:character-count="328" meta:non-whitespace-character-count="304"/>
    <meta:generator>LibreOffice/6.4.2.2$Windows_X86_64 LibreOffice_project/4e471d8c02c9c90f512f7f9ead8875b57fcb1ec3</meta:generator>
  </office:meta>
</office:document-meta>
</file>